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8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0" fo:font-size="10.5pt" fo:font-weight="bold" style:font-weight-asian="bold" style:font-name-complex="0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.141cm" fo:text-align="center" fo:text-indent="0cm">
        <style:tab-stops>
          <style:tab-stop style:position="19.05cm" style:type="right"/>
        </style:tab-stops>
      </style:paragraph-properties>
      <style:text-properties fo:color="#000000" style:font-name="0" fo:font-size="18pt" fo:font-weight="bold" style:font-weight-asian="bold" style:font-name-complex="0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  <style:text-properties fo:color="#000000" style:font-name="0" fo:font-size="18pt" style:font-name-complex="0"/>
    </style:style>
    <style:style style:name="P8" style:family="paragraph">
      <style:paragraph-properties fo:margin-left="0cm" fo:margin-right="0cm" fo:text-align="center" fo:text-indent="0cm"/>
      <style:text-properties fo:color="#000000" style:font-name="0" fo:font-size="18pt" style:font-name-complex="0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font-size-asian="32pt" style:font-size-complex="32pt"/>
    </style:style>
    <style:style style:name="T3" style:family="text">
      <style:text-properties fo:color="#000000" style:text-position="super 58%" style:font-name="Segoe UI Semibold" fo:font-size="36pt" style:font-size-asian="36pt" style:font-name-complex="0" style:font-size-complex="36pt"/>
    </style:style>
    <style:style style:name="T4" style:family="text">
      <style:text-properties fo:color="#000000" style:font-name="Segoe UI" fo:font-size="36pt" style:font-size-asian="36pt" style:font-name-complex="0" style:font-size-complex="36pt"/>
    </style:style>
    <style:style style:name="T5" style:family="text">
      <style:text-properties fo:color="#000000" style:font-name="Segoe UI" fo:font-size="36pt" fo:font-weight="bold" style:font-size-asian="36pt" style:font-weight-asian="bold" style:font-name-complex="0" style:font-size-complex="36pt" style:font-weight-complex="bold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Segoe UI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style:font-name="Segoe UI Semibold" fo:font-size="16pt" fo:font-weight="bold" style:font-size-asian="16pt" style:font-weight-asian="bold" style:font-name-complex="0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876cm" svg:height="3.204cm" svg:x="1.778cm" svg:y="0.762cm">
          <draw:text-box>
            <text:p text:style-name="P1"><text:span text:style-name="T1">Hymn #638</text:span></text:p>
            <text:p text:style-name="P1"><text:span text:style-name="T2">“</text:span><text:span text:style-name="T2">Eat This Brea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892cm" svg:height="3.81cm" svg:x="1.524cm" svg:y="1.016cm">
          <draw:text-box>
            <text:p text:style-name="P7"><text:span text:style-name="T6">1. </text:span><text:span text:style-name="T7">This is His body given for you; </text:span></text:p>
            <text:p text:style-name="P7"><text:span text:style-name="T7"><text:s text:c="3"/></text:span><text:span text:style-name="T7">this is His blood that was shed for you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892cm" svg:height="7.112cm" svg:x="1.524cm" svg:y="1.016cm">
          <draw:text-box>
            <text:p text:style-name="P7"><text:span text:style-name="T6">2. </text:span><text:span text:style-name="T7">As often as you eat this bread </text:span></text:p>
            <text:p text:style-name="P7"><text:span text:style-name="T7"><text:s text:c="3"/></text:span><text:span text:style-name="T7">and drink this cup, </text:span></text:p>
            <text:p text:style-name="P7"><text:span text:style-name="T7"><text:s text:c="3"/></text:span><text:span text:style-name="T7">you show His death</text:span></text:p>
            <text:p text:style-name="P7"><text:span text:style-name="T7"><text:s text:c="3"/></text:span><text:span text:style-name="T7">until He comes ag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5.146cm" svg:height="4.064cm" svg:x="1.27cm" svg:y="1.016cm">
          <draw:text-box>
            <text:p text:style-name="P7"><text:span text:style-name="T6">3. </text:span><text:span text:style-name="T7">Eat His flesh and drink His blood, and <text:s/></text:span></text:p>
            <text:p text:style-name="P7"><text:span text:style-name="T7"><text:s text:c="3"/></text:span><text:span text:style-name="T7">Christ will raise you up on the Last Day.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5.146cm" svg:height="3.81cm" svg:x="1.27cm" svg:y="1.016cm">
          <draw:text-box>
            <text:p text:style-name="P7"><text:span text:style-name="T6">4. </text:span><text:span text:style-name="T7">Anyone who eats this bread will live </text:span></text:p>
            <text:p text:style-name="P7"><text:span text:style-name="T7"><text:s text:c="3"/></text:span><text:span text:style-name="T7">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6" draw:text-style-name="P5" draw:layer="layout" svg:width="25.146cm" svg:height="13.008cm" svg:x="1.27cm" svg:y="1.016cm">
          <draw:text-box>
            <text:p text:style-name="P7"><text:span text:style-name="T6">5. </text:span><text:span text:style-name="T7">If we believe and eat this bread, we will </text:span></text:p>
            <text:p text:style-name="P7"><text:span text:style-name="T7"><text:s text:c="3"/></text:span><text:span text:style-name="T7">have eternal life. </text:span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7.01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3.876cm" svg:height="12.261cm" svg:x="1.778cm" svg:y="1.016cm">
          <draw:text-box>
            <text:p text:style-name="P4"><text:span text:style-name="T3">Refrain:</text:span><text:span text:style-name="T4"> </text:span><text:span text:style-name="T5">Eat this bread, drink this cup,</text:span></text:p>
            <text:p text:style-name="P4"><text:span text:style-name="T5">Come to Him and never be hungry.</text:span></text:p>
            <text:p text:style-name="P4"><text:span text:style-name="T5">Eat this bread, drink this cup,</text:span></text:p>
            <text:p text:style-name="P4"><text:span text:style-name="T5">Trust in Him and you will not thirst.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© 1998 Concordia Publishing House. Used by permission: </text:span></text:p>
            <text:p text:style-name="P8"><text:span text:style-name="T9">LSB Hymn License .NET, no. 100011038.</text:span><text:span text:style-name="T9"><text:line-break/></text:span><text:span text:style-name="T9">© 1984 Ateliers et Presses de Taizé, Taizé Community, France; admin. GIA Publications, Inc.</text:span></text:p>
            <text:p text:style-name="P8"><text:span text:style-name="T9">Used by permission:LSB Hymn License .NET, no. 10001103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4:07:01.009000000</meta:creation-date>
    <dc:title>bluwht blank</dc:title>
    <meta:editing-duration>PT8M57S</meta:editing-duration>
    <meta:editing-cycles>3</meta:editing-cycles>
    <meta:generator>LibreOffice/5.4.2.2$Windows_X86_64 LibreOffice_project/22b09f6418e8c2d508a9eaf86b2399209b0990f4</meta:generator>
    <dc:date>2017-10-28T14:38:23.710000000</dc:date>
    <meta:document-statistic meta:object-count="71"/>
  </office:meta>
</office:document-meta>
</file>